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style:use-window-font-color="true" fo:font-style="italic"/>
    </style:style>
    <style:style style:name="T4" style:family="text">
      <style:text-properties fo:font-size="18.00pt" fo:font-weight="normal" style:text-underline-mode="continuous" style:text-underline-type="single" style:text-underline-style="solid" style:text-underline-width="normal" fo:font-family="'Arial Black'" style:font-family-asian="'Arial Black'" style:font-family-complex="'Arial Black'" fo:background-color="transparent" fo:color="#5b9bd5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#008080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9" style:family="text">
      <style:text-properties fo:font-size="18.00pt" fo:font-weight="bold" fo:font-family="'Times New Roman'" style:font-family-asian="'Times New Roman'" style:font-family-complex="'Times New Roman'" fo:background-color="transparent" fo:color="#c45911"/>
    </style:style>
    <style:style style:name="T10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11" style:family="text">
      <style:text-properties fo:font-size="12.00pt" fo:font-weight="normal" fo:font-family="'Lucida Calligraphy'" style:font-family-asian="'Lucida Calligraphy'" style:font-family-complex="'Lucida Calligraphy'" fo:background-color="transparent" style:use-window-font-color="true"/>
    </style:style>
    <style:style style:name="T12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13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14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#00808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19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21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22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23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24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25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#00808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29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#00808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33" style:family="text">
      <style:text-properties fo:font-size="18.00pt" fo:font-weight="bold" fo:font-family="'Bahnschrift Condensed'" style:font-family-asian="'Bahnschrift Condensed'" style:font-family-complex="'Bahnschrift Condensed'" fo:background-color="transparent" style:use-window-font-color="true"/>
    </style:style>
    <style:style style:name="T34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35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36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37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38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39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40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41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42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43" style:family="text">
      <style:text-properties fo:font-size="16.00pt" fo:font-weight="bold" fo:font-family="'Bahnschrift Condensed'" style:font-family-asian="'Bahnschrift Condensed'" style:font-family-complex="'Bahnschrift Condensed'" fo:background-color="transparent" style:use-window-font-color="true"/>
    </style:style>
    <style:style style:name="T44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45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46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47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48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49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50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51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52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53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54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55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56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57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58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59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60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61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62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63" style:family="text">
      <style:text-properties fo:font-size="18.00pt" fo:font-weight="bold" fo:font-family="Algerian" style:font-family-asian="Algerian" style:font-family-complex="Algerian" fo:background-color="transparent" style:use-window-font-color="true"/>
    </style:style>
    <style:style style:name="T64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65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66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67" style:family="text">
      <style:text-properties fo:font-size="16.00pt" fo:font-weight="normal" fo:font-family="'Bahnschrift Condensed'" style:font-family-asian="'Bahnschrift Condensed'" style:font-family-complex="'Bahnschrift Condensed'" fo:background-color="transparent" style:use-window-font-color="true"/>
    </style:style>
    <style:style style:name="T68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69" style:family="text">
      <style:text-properties fo:font-size="16.00pt" fo:font-weight="normal" fo:font-family="'Bahnschrift Light Condensed'" style:font-family-asian="'Bahnschrift Light Condensed'" style:font-family-complex="'Bahnschrift Light Condensed'" fo:background-color="transparent" style:use-window-font-color="true"/>
    </style:style>
    <style:style style:name="T70" style:family="text">
      <style:text-properties fo:font-size="16.00pt" fo:font-weight="bold" fo:font-family="Algerian" style:font-family-asian="Algerian" style:font-family-complex="Algerian" fo:background-color="transparent" style:use-window-font-color="true"/>
    </style:style>
    <style:style style:name="T71" style:family="text">
      <style:text-properties fo:font-size="16.00pt" fo:font-weight="normal" fo:font-family="'Bahnschrift Light Condensed'" style:font-family-asian="'Bahnschrift Light Condensed'" style:font-family-complex="'Bahnschrift Light Condensed'" fo:background-color="transparent" style:use-window-font-color="true"/>
    </style:style>
    <style:style style:name="T72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73" style:family="text">
      <style:text-properties fo:font-size="16.00pt" fo:font-weight="normal" fo:font-family="'Bahnschrift Light Condensed'" style:font-family-asian="'Bahnschrift Light Condensed'" style:font-family-complex="'Bahnschrift Light Condensed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center" fo:margin-bottom="8.00pt"/>
    </style:style>
    <style:style style:name="P4" style:family="paragraph">
      <style:paragraph-properties fo:line-height="100.00%" fo:text-align="left" fo:margin-bottom="8.00pt">
        <style:tab-stops>
          <style:tab-stop style:position="382.05pt"/>
        </style:tab-stops>
      </style:paragraph-properties>
    </style:style>
    <style:style style:name="P5" style:family="paragraph">
      <style:paragraph-properties fo:line-height="100.00%" fo:text-align="left" fo:margin-top="5.00pt" fo:margin-bottom="5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7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8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0.00%" fo:text-align="left" fo:margin-top="5.00pt" fo:margin-bottom="5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12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13" style:family="paragraph">
      <style:paragraph-properties fo:line-height="100.00%" fo:text-align="left" fo:margin-left="36.00pt" fo:text-indent="0.00pt" fo:margin-bottom="8.00pt"/>
    </style:style>
    <text:list-style style:name="L14">
      <text:list-level-style-bullet text:level="1" text:bullet-char="•">
        <style:list-level-properties text:space-before="9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top="5.00pt" fo:margin-bottom="5.00pt"/>
    </style:style>
    <style:style style:name="P15" style:family="paragraph">
      <style:paragraph-properties fo:line-height="100.00%" fo:text-align="left" fo:margin-left="-36.00pt" fo:text-indent="0.00pt" fo:margin-top="5.00pt" fo:margin-bottom="5.00pt">
        <style:tab-stops>
          <style:tab-stop style:position="0.00pt"/>
        </style:tab-stops>
      </style:paragraph-properties>
    </style:style>
    <style:style style:name="P16" style:family="paragraph">
      <style:paragraph-properties fo:line-height="100.00%" fo:text-align="left" fo:margin-left="72.00pt" fo:text-indent="0.00pt" fo:margin-top="5.00pt" fo:margin-bottom="5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18" style:family="paragraph">
      <style:paragraph-properties fo:line-height="100.00%" fo:text-align="left" fo:margin-left="36.00pt" fo:text-indent="0.00pt" fo:margin-top="5.00pt" fo:margin-bottom="5.00p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0" style:family="paragraph">
      <style:paragraph-properties fo:line-height="100.00%" fo:text-align="left" fo:margin-left="36.00pt" fo:text-indent="0.00pt" fo:margin-top="5.00pt" fo:margin-bottom="5.00pt">
        <style:tab-stops>
          <style:tab-stop style:position="0.00pt"/>
        </style:tab-stops>
      </style:paragraph-properties>
    </style:style>
    <style:style style:name="P21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2" style:family="paragraph">
      <style:paragraph-properties fo:line-height="100.00%" fo:text-align="left" fo:margin-top="5.00pt" fo:margin-bottom="5.0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4" style:family="paragraph">
      <style:paragraph-properties fo:line-height="100.00%" fo:text-align="left" fo:margin-top="5.00pt" fo:margin-bottom="5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6" style:family="paragraph">
      <style:paragraph-properties fo:line-height="100.00%" fo:text-align="left" fo:margin-top="5.00pt" fo:margin-bottom="5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28" style:family="paragraph">
      <style:paragraph-properties fo:line-height="100.00%" fo:text-align="left" fo:margin-top="5.00pt" fo:margin-bottom="5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top="5.00pt" fo:margin-bottom="5.00pt">
        <style:tab-stops>
          <style:tab-stop style:position="0.00pt"/>
        </style:tab-stops>
      </style:paragraph-properties>
    </style:style>
    <style:style style:name="P3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ACKATHON DAY TWO</text:span></text:p>
      <text:p text:style-name="P2"><text:span text:style-name="T2"/></text:p>
      <text:p text:style-name="P3"><text:span text:style-name="T3">TECHNICAL ANALYSIS</text:span><text:span text:style-name="T4"/></text:p>
      <text:p text:style-name="P4"><text:span text:style-name="T5">Frontend Of Website</text:span><text:span text:style-name="T6"/></text:p>
      <text:p text:style-name="P5"><text:span text:style-name="T7">1.<text:s/></text:span><text:span text:style-name="T8">Frontend Architecture</text:span><text:span text:style-name="T9"/></text:p>
      <text:list text:style-name="L6">
        <text:list-item>
          <text:p text:style-name="P6"><text:span text:style-name="T10">Purpose</text:span><text:span text:style-name="T11">:<text:s/></text:span><text:span text:style-name="T12">Using Nextjs, That are compatible with Sanity CMS, using sanity that can serve content through its GraphQL or REST API.</text:span></text:p>
        </text:list-item>
        <text:list-item>
          <text:p text:style-name="P7"><text:span text:style-name="T12"><text:s/>using next js as strong candidate for server-side rendering (SSR), static site generation (SSG), and incremental static regeneration (ISR), all of which are beneficial </text:span></text:p>
        </text:list-item>
        <text:list-item>
          <text:p text:style-name="P8"><text:span text:style-name="T13">Routing</text:span><text:span text:style-name="T14">: Utilizing dynamic routing to handle different product categories, product pages, and other parts of the website (like checkout or order history).</text:span></text:p>
        </text:list-item>
      </text:list>
      <text:p text:style-name="P9"><text:span text:style-name="T15">Sanity CMS</text:span><text:span text:style-name="T16"/></text:p>
      <text:p text:style-name="P10"><text:span text:style-name="T17">2.<text:s/></text:span><text:span text:style-name="T18">Content Management (Sanity CMS)</text:span><text:span text:style-name="T19"/></text:p>
      <text:list text:style-name="L11">
        <text:list-item>
          <text:p text:style-name="P11"><text:span text:style-name="T20">Schema Design</text:span><text:span text:style-name="T21">: Sanity uses a schema-driven approach. Ensuring that the content models for products, categories, and variants (like sizes, colors) are well-structured.</text:span></text:p>
        </text:list-item>
        <text:list-item>
          <text:p text:style-name="P12"><text:span text:style-name="T22">Product Schema</text:span><text:span text:style-name="T23">: By includding fields for product name, description, price, images, category, size, color, availability, etc.</text:span></text:p>
        </text:list-item>
        <text:list-item>
          <text:p text:style-name="P12"><text:span text:style-name="T24">Category Schema</text:span><text:span text:style-name="T25">: This is essential for filtering products.</text:span></text:p>
        </text:list-item>
      </text:list>
      <text:p text:style-name="P13"><text:span text:style-name="T26">API integeration</text:span><text:span text:style-name="T27"><text:s/></text:span></text:p>
      <text:list text:style-name="L14">
        <text:list-item>
          <text:p text:style-name="P14"><text:span text:style-name="T28">API Integration</text:span><text:span text:style-name="T29">: Sanity offers an API that to be used to fetch product and content data efficiently. Alternatively, the REST API can be used depending on requirements.</text:span></text:p>
        </text:list-item>
        <text:list-item>
          <text:p text:style-name="P15"><text:span text:style-name="T29">Cache API responses where appropriate to reduce the number of requests and improve load times.</text:span></text:p>
        </text:list-item>
        <text:list-item>
          <text:p text:style-name="P15"><text:span text:style-name="T29">Using context API for managing products prices</text:span></text:p>
        </text:list-item>
      </text:list>
      <text:p text:style-name="P16"><text:span text:style-name="T30">WEBSITE</text:span><text:span text:style-name="T31"/></text:p>
      <text:list text:style-name="L17">
        <text:list-item>
          <text:p text:style-name="P17"><text:span text:style-name="T32">Product Listings and Filtering</text:span><text:span text:style-name="T33"/></text:p>
        </text:list-item>
        <text:list-item>
          <text:p text:style-name="P17"><text:span text:style-name="T34">Product Layout</text:span><text:span text:style-name="T35">: Making a responsive grid to display products in various categories.Making a flexible layout using tailwind or custom css.</text:span></text:p>
        </text:list-item>
        <text:list-item>
          <text:p text:style-name="P17"><text:span text:style-name="T36">Filtering Products</text:span><text:span text:style-name="T37">: Implement filtering (by size, color, price, etc.) and sorting (by price, newest, best sellers) using React or a similar frontend library. Fetching the filtered data from Sanity through API queries.</text:span></text:p>
        </text:list-item>
        <text:list-item>
          <text:p text:style-name="P17"><text:span text:style-name="T38">Lazy Loading</text:span><text:span text:style-name="T39">: Products should be lazily loaded to improve performance, especially for long product lists</text:span></text:p>
        </text:list-item>
      </text:list>
      <text:p text:style-name="P18"><text:span text:style-name="T39"/></text:p>
      <text:list text:style-name="L19">
        <text:list-item>
          <text:p text:style-name="P19"><text:span text:style-name="T40">Product Pages</text:span><text:span text:style-name="T41"/></text:p>
        </text:list-item>
        <text:list-item>
          <text:p text:style-name="P19"><text:span text:style-name="T42">Image</text:span><text:span text:style-name="T43"><text:s/></text:span><text:span text:style-name="T44">: Using images, with support for responsive images to ensure the images load fast on all devices.</text:span></text:p>
        </text:list-item>
        <text:list-item>
          <text:p text:style-name="P20"><text:span text:style-name="T44">Consider using sanity image through API quary to serve images based on the user's screen and device.</text:span></text:p>
        </text:list-item>
        <text:list-item>
          <text:p text:style-name="P21"><text:span text:style-name="T45">Product Details</text:span><text:span text:style-name="T46">: Display all relevant product details such as size options, colors, customer reviews, and<text:s text:c="2"/>products.</text:span></text:p>
        </text:list-item>
        <text:list-item>
          <text:p text:style-name="P21"><text:span text:style-name="T47">Add to Cart</text:span><text:span text:style-name="T48">: A carticon with React’s Context API or snipcart for user to see selected items.</text:span></text:p>
        </text:list-item>
        <text:list-item>
          <text:p text:style-name="P21"><text:span text:style-name="T49">Product Variants</text:span><text:span text:style-name="T50">: variant selection for different colors and sizes. Use client-side rendering to update product.</text:span></text:p>
        </text:list-item>
      </text:list>
      <text:p text:style-name="P22"><text:span text:style-name="T51">3. Shopping Cart</text:span></text:p>
      <text:list text:style-name="L23">
        <text:list-item>
          <text:p text:style-name="P23"><text:span text:style-name="T52">State Management</text:span><text:span text:style-name="T53">: Using libraries like context API to handle the shopping cart and user logins.</text:span></text:p>
        </text:list-item>
        <text:list-item>
          <text:p text:style-name="P23"><text:span text:style-name="T54">Cart Page</text:span><text:span text:style-name="T55">: Display items in the cart, allowing users to modify quantities, and remove items.</text:span></text:p>
        </text:list-item>
        <text:list-item>
          <text:p text:style-name="P23"><text:span text:style-name="T56">Checkout</text:span><text:span text:style-name="T57">: Ensure secure and smooth checkout experience with integration to payment providers (like Stripe, PayPal). This should be implemented in a way that protects sensitive user data.</text:span></text:p>
        </text:list-item>
      </text:list>
      <text:p text:style-name="P24"><text:span text:style-name="T58">4.<text:s text:c="2"/>Functionality</text:span></text:p>
      <text:list text:style-name="L25">
        <text:list-item>
          <text:p text:style-name="P25"><text:span text:style-name="T59">Search Engine</text:span><text:span text:style-name="T60">: Implement a robust search using Sanity’s own search capabilities. It should allow for fuzzy search and handle typo tolerance.</text:span></text:p>
        </text:list-item>
        <text:list-item>
          <text:p text:style-name="P25"><text:span text:style-name="T61">Search Filters</text:span><text:span text:style-name="T62">: Enable filtering options such as categories, size, and price range to refine search results.</text:span></text:p>
        </text:list-item>
      </text:list>
      <text:p text:style-name="P26"><text:span text:style-name="T63">5. User Authentication</text:span></text:p>
      <text:list text:style-name="L27">
        <text:list-item>
          <text:p text:style-name="P27"><text:span text:style-name="T64">Login &amp; Registration</text:span><text:span text:style-name="T65">: Handle user accounts, order history, and saved carts. Authentication can be integrated using APIs, or custom authentication system.</text:span></text:p>
        </text:list-item>
        <text:list-item>
          <text:p text:style-name="P27"><text:span text:style-name="T66">Social Logins</text:span><text:span text:style-name="T67">: Allowing users to sign in via Google, Facebook, or other social login providers.</text:span></text:p>
        </text:list-item>
      </text:list>
      <text:p text:style-name="P28"><text:span text:style-name="T68">6. Performance </text:span></text:p>
      <text:list text:style-name="L29">
        <text:list-item>
          <text:p text:style-name="P29"><text:span text:style-name="T68">Lazy Loading</text:span><text:span text:style-name="T69">: For images, product details, and large components, using lazy loading.</text:span></text:p>
        </text:list-item>
        <text:list-item>
          <text:p text:style-name="P29"><text:span text:style-name="T70">Cart &amp; Checkout</text:span><text:span text:style-name="T71">: Provide an easy-to-use and visually clear cart with smooth transitions and feedback when adding/removing items.</text:span><text:span text:style-name="T72"><text:s text:c="2"/></text:span><text:span text:style-name="T73"/></text:p>
        </text:list-item>
      </text:list>
      <text:p text:style-name="P30"><text:span text:style-name="T7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